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0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0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table:number-columns-repeated="4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table:number-columns-repeated="4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table:number-columns-repeated="4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table:number-columns-repeated="4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table:number-columns-repeated="4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table:number-columns-repeated="4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table:number-columns-repeated="4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table:number-columns-repeated="4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table:number-columns-repeated="4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table:number-columns-repeated="4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table:number-columns-repeated="4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table:number-columns-repeated="4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table:number-columns-repeated="4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table:number-columns-repeated="4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table:number-columns-repeated="4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table:number-columns-repeated="4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table:number-columns-repeated="4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table:number-columns-repeated="4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table:number-columns-repeated="4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table:number-columns-repeated="4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table:number-columns-repeated="4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table:number-columns-repeated="4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table:number-columns-repeated="4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table:number-columns-repeated="4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table:number-columns-repeated="4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 table:number-columns-repeated="5"/>
          <table:table-cell office:value-type="float" office:value="3.1" calcext:value-type="float">
            <text:p>3.1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 table:number-columns-repeated="5"/>
          <table:table-cell office:value-type="float" office:value="3.09" calcext:value-type="float">
            <text:p>3.09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 table:number-columns-repeated="5"/>
          <table:table-cell table:style-name="Default" office:value-type="float" office:value="3.08" calcext:value-type="float">
            <text:p>3.08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 table:number-columns-repeated="5"/>
          <table:table-cell office:value-type="float" office:value="3.07" calcext:value-type="float">
            <text:p>3.07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 table:number-columns-repeated="5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 table:number-columns-repeated="5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table:number-columns-repeated="5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 table:number-columns-repeated="5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 table:number-columns-repeated="5"/>
          <table:table-cell office:value-type="float" office:value="3.02" calcext:value-type="float">
            <text:p>3.02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table:number-columns-repeated="4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table:number-columns-repeated="4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table:number-columns-repeated="4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table:number-columns-repeated="4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table:number-columns-repeated="4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4">00/00/0000</text:date>, <text:time style:data-style-name="N2" text:time-value="18:21:56.3921535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8-14T02:15:05.737757712</dc:date>
    <meta:editing-duration>P9DT9H11M9S</meta:editing-duration>
    <meta:editing-cycles>131</meta:editing-cycles>
    <meta:generator>LibreOffice/5.1.6.2$Linux_X86_64 LibreOffice_project/10m0$Build-2</meta:generator>
    <meta:document-statistic meta:table-count="6" meta:cell-count="47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